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0da434" officeooo:paragraph-rsid="000da43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itial guesses for Sersic profiles:</text:p>
      <text:p text:style-name="P2"/>
      <text:p text:style-name="P2"><office:annotation><dc:date>2017-02-06T15:28:18.786248358</dc:date><text:list text:style-name=""><text:list-item><text:p>&lt;!--StartFragment--&gt;</text:p></text:list-item></text:list></office:annotation>if not args_in.param_file:</text:p>
      <text:p text:style-name="P2">img_num = os.path.split(os.path.split(args_in.filename)[0])[1]</text:p>
      <text:p text:style-name="P2">qgen = 0.8</text:p>
      <text:p text:style-name="P2">PAgen = np.pi/4</text:p>
      <text:p text:style-name="P2">## 01:</text:p>
      <text:p text:style-name="P2">if img_num == '01':</text:p>
      <text:p text:style-name="P2">xb = np.array(([22, 26, 30, 14, 17.5, 10, 14, 15]))</text:p>
      <text:p text:style-name="P2">yb = np.array(([14.5, 15, 15, 15, 15, 40, 39, 43]))</text:p>
      <text:p text:style-name="P2">sbb = np.array(([0.025, 0.0225, 0.011, 0.0034, 0.0034, 0.0022, 0.0016, 0.0016]))*1.5</text:p>
      <text:p text:style-name="P2">sigb = np.array(([2.6, 1.5, 0.9, 2.5, 2.5, 3.5, 3.5, 2.5]))*2</text:p>
      <text:p text:style-name="P2">nsb = np.array(([2.2, 1.6, 1.6, 1.5, 1.5, 1.5, 1.5, 1.5]))</text:p>
      <text:p text:style-name="P2">qgal = np.array(([0.7, 0.8, 0.8, 0.7, 0.5, 0.6, 0.8, 0.8]))</text:p>
      <text:p text:style-name="P2">PAgal = np.array(([130, 130, 180, 135, 45, 90, 90, 0]))*np.pi/180</text:p>
      <text:p text:style-name="P2"># qgal = np.ones((len(xb)))*qgen</text:p>
      <text:p text:style-name="P2"># PAgal = np.ones((len(xb)))*PAgen</text:p>
      <text:p text:style-name="P2">## 03:</text:p>
      <text:p text:style-name="P2">elif img_num == '03':</text:p>
      <text:p text:style-name="P2">xb = np.array(([27, 26, 35, 44, 52, 52, 57, 42]))</text:p>
      <text:p text:style-name="P2">yb = np.array(([22, 12, 24, 28.5, 26, 29, 24, 54]))</text:p>
      <text:p text:style-name="P2">sbb = np.array(([0.004, 0.003, 0.0011, 0.003, 0.0025, 0.001, 0.00092, 0.0025]))</text:p>
      <text:p text:style-name="P2">sigb = np.array(([4, 8, 5, 3, 4, 2, 3, 8]))*2</text:p>
      <text:p text:style-name="P2">nsb = np.array(([1.4, 1, 1.5, 1.5, 1.5, 1.5, 1.5, 1]))</text:p>
      <text:p text:style-name="P2">qgal = np.array(([0.33, 0.7, 0.7, 0.7, 0.8, 0.9, 0.2, 0.8]))</text:p>
      <text:p text:style-name="P2">PAgal = np.array(([150, 120, 90, 140, 90, 90, 60, 70]))*np.pi/180</text:p>
      <text:p text:style-name="P2">## 04:</text:p>
      <text:p text:style-name="P2">elif img_num == '04': </text:p>
      <text:p text:style-name="P2">xb = np.array(([29.5, 26, 27, 23, 14]))</text:p>
      <text:p text:style-name="P2">yb = np.array(([31, 46, 33, 30, 26]))</text:p>
      <text:p text:style-name="P2">sbb = np.array(([0.02, 0.006, 0.005, 0.001, 0.006]))*2.3</text:p>
      <text:p text:style-name="P2">sigb = np.array(([6, 6, 4, 3.5, 10]))*2</text:p>
      <text:p text:style-name="P2">nsb = np.array(([1.2, 1.2, 1.6, 1.5, 1]))</text:p>
      <text:p text:style-name="P2">qgal = np.array(([0.3, 0.8, 0.3, 0.8, 0.9]))</text:p>
      <text:p text:style-name="P2">PAgal = np.array(([80, 30, 40, 45, 0]))*np.pi/180+np.pi/2</text:p>
      <text:p text:style-name="P2">## 05:</text:p>
      <text:p text:style-name="P2">elif img_num == '05':</text:p>
      <text:p text:style-name="P2">xb = np.array(([18, 15, 5, 29]))</text:p>
      <text:p text:style-name="P2">yb = np.array(([13, 12, 4, 16]))</text:p>
      <text:p text:style-name="P2">sbb = np.array(([0.0052, 0.0037, 0.0006, 0.0004]))*1.3</text:p>
      <text:p text:style-name="P2">sigb = np.array(([4.5, 2.5, 5.5, 2.5]))*2</text:p>
      <text:p text:style-name="P2"><text:soft-page-break/>nsb = np.array(([1.7, 1.5, 1.5, 1.5]))</text:p>
      <text:p text:style-name="P2">qgal = np.array(([0.8, 0.9, 0.8, 0.8]))</text:p>
      <text:p text:style-name="P2">PAgal = np.array(([45, 45, 45, 45]))*np.pi/180</text:p>
      <text:p text:style-name="P2">## 06:</text:p>
      <text:p text:style-name="P2">elif img_num == '06':</text:p>
      <text:p text:style-name="P2">xb = np.array(([15, 15, 19.5, 24]))</text:p>
      <text:p text:style-name="P2">yb = np.array(([24, 20, 21, 18]))</text:p>
      <text:p text:style-name="P2">sbb = np.array(([0.0071, 0.0047, 0.016, 0.0072]))*1.2</text:p>
      <text:p text:style-name="P2">sigb = np.array(([1, 3, 5, 6]))*2</text:p>
      <text:p text:style-name="P2">nsb = np.array(([1.5, 1.5, 1.5, 1.5]))*1.1</text:p>
      <text:p text:style-name="P2">qgal = np.array(([0.8, 0.7, 0.6, 0.9]))</text:p>
      <text:p text:style-name="P2">PAgal = np.array(([10, 110, 130, 45]))*np.pi/180</text:p>
      <text:p text:style-name="P2">## 07:</text:p>
      <text:p text:style-name="P2">elif img_num == '07':</text:p>
      <text:p text:style-name="P2">xb = np.array(([26, 20]))</text:p>
      <text:p text:style-name="P2">yb = np.array(([31, 38]))</text:p>
      <text:p text:style-name="P2">sbb = np.array(([0.0064, 0.0114]))*4.5</text:p>
      <text:p text:style-name="P2">sigb = np.array(([12, 8]))</text:p>
      <text:p text:style-name="P2">nsb = np.array(([1.13, 1.16]))</text:p>
      <text:p text:style-name="P2">qgal = np.array(([0.7, 0.8]))</text:p>
      <text:p text:style-name="P2">PAgal = np.array(([135, 170]))*np.pi/180</text:p>
      <text:p text:style-name="P2">## 08:</text:p>
      <text:p text:style-name="P2">elif img_num == '08':</text:p>
      <text:p text:style-name="P2">xb = np.array(([18,]))</text:p>
      <text:p text:style-name="P2">yb = np.array(([18,]))</text:p>
      <text:p text:style-name="P2">sbb = np.array(([0.0112]))*5.5</text:p>
      <text:p text:style-name="P2">sigb = np.array(([4,]))*2</text:p>
      <text:p text:style-name="P2">nsb = np.array(([1.0,]))</text:p>
      <text:p text:style-name="P2">qgal = np.array(([0.6,]))</text:p>
      <text:p text:style-name="P2">PAgal = np.array(([145,]))*np.pi/180</text:p>
      <text:p text:style-name="P2">## 09:</text:p>
      <text:p text:style-name="P2">elif img_num == '09':</text:p>
      <text:p text:style-name="P2">xb = np.array(([15,]))</text:p>
      <text:p text:style-name="P2">yb = np.array(([18,]))</text:p>
      <text:p text:style-name="P2">sbb = np.array(([0.06,]))</text:p>
      <text:p text:style-name="P2">sigb = np.array(([4,]))*2</text:p>
      <text:p text:style-name="P2">nsb = np.array(([1.2,]))</text:p>
      <text:p text:style-name="P2">qgal = np.array(([0.5,]))</text:p>
      <text:p text:style-name="P2">PAgal = np.array(([145]))*np.pi/180</text:p>
      <text:p text:style-name="P2">## 10: </text:p>
      <text:p text:style-name="P2">elif img_num == '10':</text:p>
      <text:p text:style-name="P2"><text:soft-page-break/>xb = np.array(([24.5, 21, 22, 28, 28.5, 32.5, 35, 43, 43]))-8 </text:p>
      <text:p text:style-name="P2">yb = np.array(([28.5, 28, 23, 27, 30.5, 31.5, 36, 34, 37.5]))-8</text:p>
      <text:p text:style-name="P2">sbb = np.array(([0.037,0.015,0.035,0.005,0.007,0.006,0.008,0.006,0.021]))</text:p>
      <text:p text:style-name="P2">sigb = np.array(([3, 1.75, 4, 1.25, 2.25, 3, 4.5, 2.5, 4]))*1.7</text:p>
      <text:p text:style-name="P2">nsb = np.array(([2.5, 1.5, 1.2, 2, 2.5, 2, 1, 1.5, 1]))</text:p>
      <text:p text:style-name="P2">qgal = np.ones((len(xb)))*qgen</text:p>
      <text:p text:style-name="P2">PAgal = np.ones((len(xb)))*PAgen</text:p>
      <text:p text:style-name="P2">## 11:</text:p>
      <text:p text:style-name="P2">elif img_num == '11':</text:p>
      <text:p text:style-name="P2">xb = np.array(([14, 23, 27]))</text:p>
      <text:p text:style-name="P2">yb = np.array(([15, 23, 24]))</text:p>
      <text:p text:style-name="P2">sbb = np.array(([0.015, 0.042, 0.006]))</text:p>
      <text:p text:style-name="P2">sigb = np.array(([3.5, 5, 6.3]))*1.0</text:p>
      <text:p text:style-name="P2">nsb = np.array(([1.0, 1.0, 1.3]))</text:p>
      <text:p text:style-name="P2">qgal = np.array(([0.7, .5, 0.7]))</text:p>
      <text:p text:style-name="P2">PAgal = np.array(([45, 45, 160]))*np.pi/180</text:p>
      <text:p text:style-name="P2">## 12:</text:p>
      <text:p text:style-name="P2">elif img_num == '12':</text:p>
      <text:p text:style-name="P2">xb = np.array(([15.5, 15.5, 17, 19]))</text:p>
      <text:p text:style-name="P2">yb = np.array(([18.5, 27, 34.5, 41]))</text:p>
      <text:p text:style-name="P2">sbb = np.array(([0.025, 0.016, 0.06, 0.024]))</text:p>
      <text:p text:style-name="P2">sigb = np.array(([7, 2.5, 3.5, 5]))</text:p>
      <text:p text:style-name="P2">nsb = np.array(([1.0, 0.6, 1.0, 1.0]))</text:p>
      <text:p text:style-name="P2">qgal = np.array(([0.7, 0.70101, 0.70013, 0.7]))</text:p>
      <text:p text:style-name="P2">PAgal = np.array(([160, 70, 100, 90]))*np.pi/180</text:p>
      <text:p text:style-name="P2">## 13:</text:p>
      <text:p text:style-name="P2">elif img_num == '13':</text:p>
      <text:p text:style-name="P2">xb = np.array(([26, 25, 24.5, 23, 10.5, 13, 19]))</text:p>
      <text:p text:style-name="P2">yb = np.array(([22, 27, 33.5, 37, 47.5, 28, 46]))</text:p>
      <text:p text:style-name="P2">sbb = np.array(([0.035, 0.029, 0.024, 0.022, 0.01, 0.009, 0.004]))</text:p>
      <text:p text:style-name="P2">sigb = np.array(([4.5, 3.5, 3.5, 3.5, 2.5, 7, 1.5]))*2</text:p>
      <text:p text:style-name="P2">nsb = np.array(([1.0, 1.0, 1.0, 1.0, 0.8, 0.6, 1.0]))</text:p>
      <text:p text:style-name="P2">qgal = np.array(([0.5, 0.5, 0.6, 0.5, 0.8, 0.6, 0.8]))*0.8</text:p>
      <text:p text:style-name="P2">PAgal = np.array(([175, 175, 165, 175, 175, 10, 10]))*np.pi/180</text:p>
      <text:p text:style-name="P2">## 14:</text:p>
      <text:p text:style-name="P2">elif img_num == '14':</text:p>
      <text:p text:style-name="P2">xb = np.array(([15, 19, 20.5]))</text:p>
      <text:p text:style-name="P2">yb = np.array(([16, 16, 25.5]))</text:p>
      <text:p text:style-name="P2">sbb = np.array(([0.21, 0.12, 0.024]))</text:p>
      <text:p text:style-name="P2">sigb = np.array(([3.3, 2.2, 5.0]))</text:p>
      <text:p text:style-name="P2">nsb = np.array(([0.6, 0.55, 1.0]))</text:p>
      <text:p text:style-name="P2"><text:soft-page-break/>qgal = np.array(([0.7, 0.7, 0.8]))</text:p>
      <text:p text:style-name="P2">PAgal = np.array(([75, 75, 75]))*np.pi/180</text:p>
      <text:p text:style-name="P2">## 15:</text:p>
      <text:p text:style-name="P2">elif img_num == '15':</text:p>
      <text:p text:style-name="P2">xb = np.array(([11, 18.5, 24, 36, 47, 48.5, 57]))</text:p>
      <text:p text:style-name="P2">yb = np.array(([29, 45, 46, 29, 27, 24, 18]))</text:p>
      <text:p text:style-name="P2">sbb = np.array(([0.003, 0.005, 0.004, 0.003, 0.018, 0.009, 0.018]))*1.3</text:p>
      <text:p text:style-name="P2">sigb = np.array(([2.5, 4.5, 6, 3.5, 6.5, 4, 7]))*1.4</text:p>
      <text:p text:style-name="P2">nsb = np.array(([1.0, 1.0, 1.0, 1.0, 1.2, 1.5, 1.0]))*1.1</text:p>
      <text:p text:style-name="P2">qgal = np.array(([0.8, 0.7, 0.4, 0.8, 0.9, 0.3, 0.5]))</text:p>
      <text:p text:style-name="P2">PAgal = np.array(([90, 135, 20, 10, 135, 60, 90]))*np.pi/180</text:p>
      <text:p text:style-name="P2">## 16:</text:p>
      <text:p text:style-name="P2">elif img_num == '16':</text:p>
      <text:p text:style-name="P2">xb = np.array(([15, 20, 25, 24, 23, 32, 51.5, 55.5]))</text:p>
      <text:p text:style-name="P2">yb = np.array(([36, 28.5, 23, 18, 14, 21, 33.5, 37.5]))</text:p>
      <text:p text:style-name="P2">sbb = np.array(([0.0033, 0.0038, 0.015, 0.0025, 0.003, 0.0046, 0.02, 0.0019]))*2</text:p>
      <text:p text:style-name="P2">sigb = np.array(([4, 2.5, 2.5, 2, 1.5, 1, 2.0, 1.5]))*1.5</text:p>
      <text:p text:style-name="P2">nsb = np.array(([1.0, 1.0, 1.0, 1.5, 1.0, 1.0, 1.2, 1.0]))*0.9</text:p>
      <text:p text:style-name="P2">qgal = np.array(([0.7, 0.7, 0.6, 0.8, 0.8, 0.8, 0.8, 0.8]))</text:p>
      <text:p text:style-name="P2">PAgal = np.array(([130, 130, 140, 80, 130, 45, 135, 135]))*np.pi/180</text:p>
      <text:p text:style-name="P2">## 19:</text:p>
      <text:p text:style-name="P2">elif img_num == '19':</text:p>
      <text:p text:style-name="P2">xb = np.array(([36, 28.5, 31.5]))</text:p>
      <text:p text:style-name="P2">yb = np.array(([24, 23.5, 35.5]))</text:p>
      <text:p text:style-name="P2">sbb = np.array(([0.0058, 0.004, 0.06]))*1.5</text:p>
      <text:p text:style-name="P2">sigb = np.array(([3, 1.5, 2.5]))*1.5</text:p>
      <text:p text:style-name="P2">nsb = np.array(([1.0, 1.0, 1.0]))</text:p>
      <text:p text:style-name="P2">qgal = np.array(([0.5, 0.8, 0.6]))</text:p>
      <text:p text:style-name="P2">PAgal = np.array(([120, 90, 130]))*np.pi/180</text:p>
      <text:p text:style-name="P2">## 21:</text:p>
      <text:p text:style-name="P2">elif img_num == '21':</text:p>
      <text:p text:style-name="P2">xb = np.array(([13.5, 20.5, 24, 26, 17, 34, 29, 15, 35]))</text:p>
      <text:p text:style-name="P2">yb = np.array(([19, 32, 36, 41, 38, 34, 46.5, 56, 53]))</text:p>
      <text:p text:style-name="P2">sbb = np.array(([0.004, 0.0074, 0.014, 0.008, 0.003, 0.0017, 0.0021, 0.00122, 0.0009]))*1.1</text:p>
      <text:p text:style-name="P2">sigb = np.array(([4.5, 3, 2.5, 1.5, 2, 1, 1.5, 5, 1]))*1.5</text:p>
      <text:p text:style-name="P2">nsb = np.array(([1.0, 1.5, 1.1, 1.0, 1.0, 1.0, 1.0, 0.6, 1.0]))</text:p>
      <text:p text:style-name="P2">qgal = np.array(([.7, .6, .6, .8, .8, .8, .8, .9, .8]))</text:p>
      <text:p text:style-name="P2">PAgal = np.array(([40, 10, 110, 45, 135, 90, 10, 10, 45]))*np.pi/180</text:p>
      <text:p text:style-name="P1"><office:annotation><dc:date>2017-02-06T15:28:18.823308866</dc:date><text:list text:continue-numbering="true" text:style-name=""><text:list-item><text:p>&lt;!--EndFragment--&gt;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5:27:56.538126471</meta:creation-date>
    <dc:date>2017-02-06T15:29:05.497125418</dc:date>
    <meta:editing-duration>P0D</meta:editing-duration>
    <meta:editing-cycles>1</meta:editing-cycles>
    <meta:document-statistic meta:table-count="0" meta:image-count="0" meta:object-count="0" meta:page-count="4" meta:paragraph-count="161" meta:word-count="943" meta:character-count="6026" meta:non-whitespace-character-count="5240"/>
    <meta:generator>LibreOffice/4.2.8.2$Linux_X86_64 LibreOffice_project/420m0$Build-2</meta:generator>
  </office:meta>
</office:document-meta>
</file>